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regular" svg:font-family="open sansregular" style:font-family-generic="system"/>
    <style:font-face style:name="Lato, Helvetica, Arial, sans-se" svg:font-family="Lato, Helvetica, Arial, sans-s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2" fo:orphans="2" fo:break-before="page"/>
    </style:style>
    <style:style style:name="T2" style:parent-style-name="Fuentedepárrafopredeter." style:family="text">
      <style:text-properties style:font-name="open sansregular" fo:color="#000000"/>
    </style:style>
    <style:style style:name="T3" style:parent-style-name="Fuentedepárrafopredeter." style:family="text">
      <style:text-properties style:font-name="open sansregular" fo:color="#000000"/>
    </style:style>
    <style:style style:name="T4" style:parent-style-name="Fuentedepárrafopredeter." style:family="text">
      <style:text-properties style:font-name="open sansregular" fo:color="#000000"/>
    </style:style>
    <style:style style:name="T5" style:parent-style-name="Fuentedepárrafopredeter." style:family="text">
      <style:text-properties style:font-name="open sansregular" fo:color="#000000"/>
    </style:style>
    <style:style style:name="T6" style:parent-style-name="Fuentedepárrafopredeter." style:family="text">
      <style:text-properties style:font-name="open sansregular" fo:color="#000000"/>
    </style:style>
    <style:style style:name="T7" style:parent-style-name="Fuentedepárrafopredeter." style:family="text">
      <style:text-properties style:font-name="open sansregular" fo:color="#000000"/>
    </style:style>
    <style:style style:name="T8" style:parent-style-name="Fuentedepárrafopredeter." style:family="text">
      <style:text-properties style:font-name="open sansregular" fo:color="#000000"/>
    </style:style>
    <style:style style:name="P9" style:parent-style-name="Standard" style:family="paragraph">
      <style:paragraph-properties fo:widows="2" fo:orphans="2"/>
    </style:style>
    <style:style style:name="T10" style:parent-style-name="Fuentedepárrafopredeter." style:family="text">
      <style:text-properties style:font-name="open sansregular" fo:color="#000000"/>
    </style:style>
    <style:style style:name="P11" style:parent-style-name="Standard" style:family="paragraph">
      <style:paragraph-properties fo:widows="2" fo:orphans="2"/>
    </style:style>
    <style:style style:name="T12" style:parent-style-name="Fuentedepárrafopredeter." style:family="text">
      <style:text-properties style:font-name="open sansregular" fo:color="#000000"/>
    </style:style>
    <style:style style:name="P13" style:parent-style-name="Textbody" style:family="paragraph">
      <style:paragraph-properties fo:widows="2" fo:orphans="2" fo:margin-bottom="0in"/>
      <style:text-properties style:font-name="Lato, Helvetica, Arial, sans-se" fo:color="#000000"/>
    </style:style>
    <style:style style:name="P14" style:parent-style-name="Standard" style:family="paragraph">
      <style:paragraph-properties fo:widows="2" fo:orphans="2"/>
    </style:style>
    <style:style style:name="P15" style:parent-style-name="Standard" style:family="paragraph">
      <style:paragraph-properties fo:widows="2" fo:orphans="2"/>
    </style:style>
    <style:style style:name="P16" style:parent-style-name="Standard" style:family="paragraph">
      <style:paragraph-properties fo:widows="2" fo:orphans="2"/>
    </style:style>
    <style:style style:name="T17" style:parent-style-name="Fuentedepárrafopredeter." style:family="text">
      <style:text-properties style:font-name="Lato, Helvetica, Arial, sans-se" fo:color="#000000"/>
    </style:style>
    <style:style style:name="T18" style:parent-style-name="Fuentedepárrafopredeter." style:family="text">
      <style:text-properties style:font-name="Lato, Helvetica, Arial, sans-se" fo:color="#000000"/>
    </style:style>
    <style:style style:name="P19" style:parent-style-name="Textbody" style:family="paragraph">
      <style:paragraph-properties fo:widows="2" fo:orphans="2" fo:margin-bottom="0in"/>
      <style:text-properties style:font-name="Lato, Helvetica, Arial, sans-se" fo:color="#000000"/>
    </style:style>
    <style:style style:name="P20" style:parent-style-name="Textbody" style:family="paragraph">
      <style:paragraph-properties fo:widows="2" fo:orphans="2" fo:margin-bottom="0in"/>
    </style:style>
    <style:style style:name="T21" style:parent-style-name="Fuentedepárrafopredeter." style:family="text">
      <style:text-properties style:font-name="Lato, Helvetica, Arial, sans-se" fo:color="#000000"/>
    </style:style>
    <style:style style:name="T22" style:parent-style-name="Fuentedepárrafopredeter." style:family="text">
      <style:text-properties style:font-name="Lato, Helvetica, Arial, sans-se" fo:color="#000000"/>
    </style:style>
    <style:style style:name="P23" style:parent-style-name="Textbody" style:family="paragraph">
      <style:paragraph-properties fo:widows="2" fo:orphans="2" fo:margin-bottom="0in"/>
      <style:text-properties style:font-name="Lato, Helvetica, Arial, sans-se" fo:color="#000000"/>
    </style:style>
    <style:style style:name="P24" style:parent-style-name="Textbody" style:family="paragraph">
      <style:paragraph-properties fo:widows="2" fo:orphans="2" fo:margin-bottom="0in"/>
      <style:text-properties style:font-name="Lato, Helvetica, Arial, sans-se" fo:color="#000000"/>
    </style:style>
    <style:style style:name="P25" style:parent-style-name="Standard" style:family="paragraph">
      <style:paragraph-properties fo:widows="2" fo:orphans="2"/>
    </style:style>
  </office:automatic-styles>
  <office:body>
    <office:text text:use-soft-page-breaks="true">
      <text:p text:style-name="P1"><text:span text:style-name="T2">1.-<text:s/></text:span><text:span text:style-name="T3">Realiza un programa en JAVA en el que muestre un menú que te permita 3 opciones:</text:span><text:line-break/><text:span text:style-name="T4">1. Creacion de un fichero de texto (con el nombre que tu quieras) en el que indiques en 3 lineas diferentes</text:span><text:line-break/><text:line-break/><text:span text:style-name="T5">Tu Nombre.</text:span><text:line-break/><text:span text:style-name="T6">Tus Apellidos.</text:span><text:line-break/><text:span text:style-name="T7">Tu Ciudad de<text:s/></text:span><text:span text:style-name="T8">Nacimiento.</text:span></text:p>
      <text:p text:style-name="P9"><text:line-break/><text:span text:style-name="T10">2. Mostrar por pantalla el contenido del fichero de texto creado.</text:span></text:p>
      <text:p text:style-name="P11"><text:line-break/><text:span text:style-name="T12">3. Salir del Programa.</text:span></text:p>
      <text:p text:style-name="P13">Recuerda que debes controlar las excepciones que puedan aparecer.</text:p>
      <text:p text:style-name="P14"/>
      <text:p text:style-name="P15">------------------------------------------------------------------------------------------------------------------</text:p>
      <text:p text:style-name="P16">2.<text:span text:style-name="T17">Crea una aplicación que pida la ruta de dos ficheros de texto y de una ruta de destino . Debes copiar el contenido de los dos ficheros en uno, este se<text:s/></text:span><text:span text:style-name="T18">guardara en la ruta donde le hayamos indicado por teclado.</text:span></text:p>
      <text:p text:style-name="P19">Para unir los ficheros en uno, crea un método donde le pases como parámetro todas las rutas.</text:p>
      <text:p text:style-name="P20"><text:span text:style-name="T21">En este método, aparte de copiar debe comprobar que si existe el fichero de destino,entonces <text:s/>nos mostr</text:span><text:span text:style-name="T22">ará un mensaje informándonos <text:s/>que se sobrescribirá el fichero.</text:span></text:p>
      <text:p text:style-name="P23">Puedes crear submétodos para realizar la copia de ficheros, piensa también como podrias optimizar esta copia, si los ficheros tuvieran mucho contenido.</text:p>
      <text:p text:style-name="P24">Recuerda que debes controlar las excepciones que puedan aparecer.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regular" svg:font-family="open sansregular" style:font-family-generic="system"/>
    <style:font-face style:name="Lato, Helvetica, Arial, sans-se" svg:font-family="Lato, Helvetica, Arial, sans-s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03-25T18:49:00Z</meta:creation-date>
    <dc:date>2019-03-26T09:40:00Z</dc:date>
    <meta:template xlink:href="Normal" xlink:type="simple"/>
    <meta:editing-cycles>2</meta:editing-cycles>
    <meta:editing-duration>PT6480S</meta:editing-duration>
    <meta:document-statistic meta:page-count="1" meta:paragraph-count="2" meta:word-count="185" meta:character-count="1206" meta:row-count="8" meta:non-whitespace-character-count="1023"/>
  </office:meta>
</office:document-meta>
</file>